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Helvetica" svg:font-family="Helvetica"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padding="0.097cm" fo:border="none"/>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none"/>
    </style:style>
    <style:style style:name="Table42" style:family="table">
      <style:table-properties style:width="17cm" table:align="margins"/>
    </style:style>
    <style:style style:name="Table42.A" style:family="table-column">
      <style:table-column-properties style:column-width="0.617cm" style:rel-column-width="2382*"/>
    </style:style>
    <style:style style:name="Table42.B" style:family="table-column">
      <style:table-column-properties style:column-width="6.937cm" style:rel-column-width="26742*"/>
    </style:style>
    <style:style style:name="Table42.C" style:family="table-column">
      <style:table-column-properties style:column-width="3.115cm" style:rel-column-width="12009*"/>
    </style:style>
    <style:style style:name="Table42.D" style:family="table-column">
      <style:table-column-properties style:column-width="6.331cm" style:rel-column-width="24402*"/>
    </style:style>
    <style:style style:name="Table42.1" style:family="table-row">
      <style:table-row-properties style:min-row-height="1.214cm"/>
    </style:style>
    <style:style style:name="Table42.A1" style:family="table-cell">
      <style:table-cell-properties fo:padding="0.097cm" fo:border="none"/>
    </style:style>
    <style:style style:name="Table42.B1" style:family="table-cell">
      <style:table-cell-properties fo:padding="0.097cm" fo:border-left="none" fo:border-right="none" fo:border-top="none" fo:border-bottom="0.05pt solid #000000"/>
    </style:style>
    <style:style style:name="Table42.2" style:family="table-row">
      <style:table-row-properties style:min-row-height="0.561cm"/>
    </style:style>
    <style:style style:name="Table42.3" style:family="table-row">
      <style:table-row-properties style:min-row-height="0.811cm"/>
    </style:style>
    <style:style style:name="Table42.4" style:family="table-row">
      <style:table-row-properties style:min-row-height="1.296cm"/>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justify" style:justify-single-word="false"/>
      <style:text-properties fo:font-size="10pt" style:font-size-asian="10pt" style:font-size-complex="10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text-properties fo:color="#ff0000" style:font-name="Helvetica" fo:font-size="10pt" style:font-name-asian="WenQuanYi Micro Hei" style:font-size-asian="10pt" style:font-name-complex="Lohit Hindi" style:font-size-complex="10pt"/>
    </style:style>
    <style:style style:name="P6" style:family="paragraph" style:parent-style-name="Standard">
      <style:paragraph-properties fo:text-align="justify" style:justify-single-word="false"/>
      <style:text-properties style:use-window-font-color="true" style:text-outline="false" style:text-line-through-style="none" style:font-name="Times New Roman" fo:font-size="11.5pt" fo:font-style="normal" fo:text-shadow="none" style:text-underline-style="none" fo:font-weight="normal" style:font-name-asian="Times New Roman" style:font-size-asian="11.5pt" style:font-style-asian="normal" style:font-weight-asian="normal" style:font-name-complex="Times New Roman" style:font-size-complex="11.5pt" style:font-style-complex="normal" style:font-weight-complex="normal" style:text-emphasize="none"/>
    </style:style>
    <style:style style:name="P7" style:family="paragraph" style:parent-style-name="terp_5f_default_5f_8">
      <style:paragraph-properties fo:text-align="justify" style:justify-single-word="false"/>
      <style:text-properties fo:font-size="8pt" style:font-size-asian="8pt" style:font-size-complex="8pt"/>
    </style:style>
    <style:style style:name="P8" style:family="paragraph" style:parent-style-name="terp_5f_default_5f_8">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text-properties style:text-outline="false" style:text-line-through-style="none" style:font-name="Times New Roman"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text-emphasize="none"/>
    </style:style>
    <style:style style:name="P10" style:family="paragraph" style:parent-style-name="Standard">
      <style:paragraph-properties fo:text-align="justify" style:justify-single-word="false"/>
      <style:text-properties fo:color="#ff0000" style:font-name="Helvetica" fo:font-size="10pt" style:font-name-asian="WenQuanYi Micro Hei" style:font-size-asian="10pt" style:font-name-complex="Lohit Hindi" style:font-size-complex="10pt"/>
    </style:style>
    <style:style style:name="P11"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use-window-font-color="true" style:text-outline="false" style:text-line-through-style="none" style:font-name="Times New Roman"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text-emphasize="none"/>
    </style:style>
    <style:style style:name="P13" style:family="paragraph" style:parent-style-name="Table_20_Contents">
      <style:paragraph-properties fo:text-align="justify" style:justify-single-word="false"/>
      <style:text-properties fo:font-size="10pt" style:font-size-asian="10pt" style:font-size-complex="10pt"/>
    </style:style>
    <style:style style:name="T1" style:family="text">
      <style:text-properties fo:color="#dc2300"/>
    </style:style>
    <style:style style:name="T2" style:family="text">
      <style:text-properties fo:color="#dc2300" fo:font-size="11pt" style:font-size-asian="11pt" style:font-size-complex="11pt"/>
    </style:style>
    <style:style style:name="T3" style:family="text">
      <style:text-properties style:use-window-font-color="true"/>
    </style:style>
    <style:style style:name="T4" style:family="text">
      <style:text-properties style:use-window-font-color="true" style:font-name="Helvetica" style:font-name-asian="WenQuanYi Micro Hei" style:font-name-complex="Lohit Hindi"/>
    </style:style>
    <style:style style:name="T5" style:family="text">
      <style:text-properties style:use-window-font-color="true" style:font-name="Helvetica" fo:font-weight="normal" style:font-name-asian="WenQuanYi Micro Hei" style:font-weight-asian="normal" style:font-name-complex="Lohit Hindi" style:font-weight-complex="normal"/>
    </style:style>
    <style:style style:name="T6" style:family="text">
      <style:text-properties style:use-window-font-color="true" style:text-outline="false" style:text-line-through-style="none" style:font-name="Times New Roman" fo:font-size="11.5pt" fo:font-style="normal" fo:text-shadow="none" style:text-underline-style="none" fo:font-weight="normal" style:font-name-asian="Times New Roman" style:font-size-asian="11.5pt" style:font-style-asian="normal" style:font-weight-asian="normal" style:font-name-complex="Times New Roman" style:font-size-complex="11.5pt" style:font-style-complex="normal" style:font-weight-complex="normal" style:text-emphasize="none"/>
    </style:style>
    <style:style style:name="T7" style:family="text">
      <style:text-properties style:use-window-font-color="true" style:text-outline="false" style:text-line-through-style="none" style:font-name="Times New Roman"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style>
    <style:style style:name="T8" style:family="text">
      <style:text-properties style:use-window-font-color="true" style:text-outline="false" style:text-line-through-style="none" style:font-name="Liberation Serif" fo:font-size="12pt" fo:font-style="normal" fo:text-shadow="none" style:text-underline-style="none" fo:font-weight="normal" style:font-name-asian="Garamond" style:font-size-asian="12pt" style:font-style-asian="normal" style:font-weight-asian="normal" style:font-name-complex="Garamond" style:font-size-complex="12pt" style:font-style-complex="normal" style:font-weight-complex="normal" style:text-emphasize="none" style:text-overline-style="none" style:text-overline-color="font-color"/>
    </style:style>
    <style:style style:name="T9" style:family="text">
      <style:text-properties style:use-window-font-color="true" style:text-outline="false" style:text-line-through-style="none" style:font-name="Liberation Serif" fo:font-style="normal" fo:text-shadow="none" style:text-underline-style="none" fo:font-weight="normal" style:font-name-asian="Garamond" style:font-style-asian="normal" style:font-weight-asian="normal" style:font-name-complex="Garamond" style:font-style-complex="normal" style:font-weight-complex="normal" style:text-emphasize="none" style:text-overline-style="none" style:text-overline-color="font-color"/>
    </style:style>
    <style:style style:name="T10" style:family="text">
      <style:text-properties style:use-window-font-color="true" style:text-outline="false" style:text-line-through-style="none" style:font-name="Garamond" fo:font-size="9pt" fo:font-style="normal" fo:text-shadow="none" style:text-underline-style="none" fo:font-weight="normal" style:font-name-asian="Garamond" style:font-size-asian="9pt" style:font-style-asian="normal" style:font-weight-asian="normal" style:font-name-complex="Garamond" style:font-size-complex="9pt" style:font-style-complex="normal" style:font-weight-complex="normal" style:text-emphasize="none" style:text-overline-style="none" style:text-overline-color="font-color"/>
    </style:style>
    <style:style style:name="T11" style:family="text">
      <style:text-properties style:use-window-font-color="true" fo:font-size="12pt" style:font-size-asian="12pt" style:font-size-complex="12pt"/>
    </style:style>
    <style:style style:name="T12" style:family="text">
      <style:text-properties fo:color="#ff0000"/>
    </style:style>
    <style:style style:name="T13" style:family="text">
      <style:text-properties fo:color="#ff0000" style:font-name="Helvetica" style:font-name-asian="WenQuanYi Micro Hei" style:font-name-complex="Lohit Hindi"/>
    </style:style>
    <style:style style:name="T14" style:family="text">
      <style:text-properties fo:color="#ff0000" style:text-outline="false" style:text-line-through-style="none" style:font-name="Garamond" fo:font-size="9pt" fo:font-style="normal" fo:text-shadow="none" style:text-underline-style="none" fo:font-weight="normal" style:font-name-asian="Garamond" style:font-size-asian="9pt" style:font-style-asian="normal" style:font-weight-asian="normal" style:font-name-complex="Garamond" style:font-size-complex="9pt" style:font-style-complex="normal" style:font-weight-complex="normal" style:text-emphasize="none" style:text-overline-style="none" style:text-overline-color="font-color"/>
    </style:style>
    <style:style style:name="T15" style:family="text">
      <style:text-properties fo:color="#ff0000" style:text-outline="false" style:text-line-through-style="none" style:font-name="Liberation Serif" fo:font-size="12pt" fo:font-style="normal" fo:text-shadow="none" style:text-underline-style="none" fo:font-weight="normal" style:font-name-asian="Garamond" style:font-size-asian="12pt" style:font-style-asian="normal" style:font-weight-asian="normal" style:font-name-complex="Garamond" style:font-size-complex="12pt" style:font-style-complex="normal" style:font-weight-complex="normal" style:text-emphasize="none" style:text-overline-style="none" style:text-overline-color="font-color"/>
    </style:style>
    <style:style style:name="T16" style:family="text">
      <style:text-properties fo:color="#ff0000" style:text-outline="false" style:text-line-through-style="none" style:font-name="Liberation Serif" fo:font-style="normal" fo:text-shadow="none" style:text-underline-style="none" fo:font-weight="normal" style:font-name-asian="Garamond" style:font-style-asian="normal" style:font-weight-asian="normal" style:font-name-complex="Garamond" style:font-style-complex="normal" style:font-weight-complex="normal" style:text-emphasize="none" style:text-overline-style="none" style:text-overline-color="font-color"/>
    </style:style>
    <style:style style:name="T17" style:family="text">
      <style:text-properties fo:color="#ff0000" fo:font-size="12pt" style:font-size-asian="12pt" style:font-size-complex="12pt"/>
    </style:style>
    <style:style style:name="T18" style:family="text">
      <style:text-properties fo:color="#ff0000" style:font-name="Liberation Serif" fo:font-size="12pt" style:font-name-asian="WenQuanYi Micro Hei" style:font-size-asian="12pt" style:font-name-complex="Lohit Hindi" style:font-size-complex="12pt"/>
    </style:style>
    <style:style style:name="T19" style:family="text">
      <style:text-properties style:text-outline="false" style:text-line-through-style="none" style:font-name="Times New Roman"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style>
    <style:style style:name="T20" style:family="text">
      <style:text-properties style:text-outline="false" style:text-line-through-style="none" style:font-name="Liberation Serif" fo:font-size="12pt" fo:font-style="normal" fo:text-shadow="none" style:text-underline-style="none" fo:font-weight="normal" style:font-name-asian="Garamond" style:font-size-asian="12pt" style:font-style-asian="normal" style:font-weight-asian="normal" style:font-name-complex="Garamond" style:font-size-complex="12pt" style:font-style-complex="normal" style:font-weight-complex="normal" style:text-emphasize="none" style:text-overline-style="none" style:text-overline-color="font-color"/>
    </style:style>
    <style:style style:name="T21" style:family="text">
      <style:text-properties style:text-outline="false" style:text-line-through-style="none" style:font-name="Liberation Serif" fo:font-style="normal" fo:text-shadow="none" style:text-underline-style="none" fo:font-weight="normal" style:font-name-asian="Garamond" style:font-style-asian="normal" style:font-weight-asian="normal" style:font-name-complex="Garamond" style:font-style-complex="normal" style:font-weight-complex="normal" style:text-emphasize="none" style:text-overline-style="none" style:text-overline-color="font-color"/>
    </style:style>
    <style:style style:name="T22" style:family="text">
      <style:text-properties fo:color="#000000" style:text-outline="false" style:text-line-through-style="none" style:font-name="Liberation Serif"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3" style:family="text">
      <style:text-properties fo:color="#000000" style:text-outline="false" style:text-line-through-style="none" style:font-name="Liberation Serif" fo:font-size="12pt" fo:font-style="normal" fo:text-shadow="none" style:text-underline-style="none" fo:font-weight="normal" style:font-name-asian="Garamond" style:font-size-asian="12pt" style:font-style-asian="normal" style:font-weight-asian="normal" style:font-name-complex="Garamond" style:font-size-complex="12pt" style:font-style-complex="normal" style:font-weight-complex="normal" style:text-emphasize="none" style:text-overline-style="none" style:text-overline-color="font-color"/>
    </style:style>
    <style:style style:name="T24" style:family="text">
      <style:text-properties fo:font-size="12pt" style:font-size-asian="12pt" style:font-size-complex="12pt"/>
    </style:style>
    <style:style style:name="T25" style:family="text">
      <style:text-properties style:font-name="Liberation Serif"/>
    </style:style>
    <style:style style:name="T26" style:family="text">
      <style:text-properties style:font-name="Liberation Serif" style:font-name-asian="Garamond" style:font-name-complex="Garamond" style:text-overline-style="none" style:text-overline-color="font-color"/>
    </style:style>
    <style:style style:name="T27" style:family="text">
      <style:text-properties style:font-name="Liberation Serif"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NTRATO DE MUTUO</text:p>
      <table:table table:name="Table39" table:style-name="Table39">
        <table:table-column table:style-name="Table39.A"/>
        <table:table-row>
          <table:table-cell table:style-name="Table39.A1" office:value-type="string">
            <text:p text:style-name="P4">PRIMERA: COMPARECIENTES.- Comparecen a la celebración del presente contrato por una parte, el (los) señor(es) <text:span text:style-name="T12"><text:s/></text:span><text:span text:style-name="T9"><text:text-input text:description="&lt;o.partner_id.name&gt;">cliente</text:text-input></text:span><text:span text:style-name="T9"> </text:span>y <text:span text:style-name="T9"><text:text-input text:description="&lt;o.cyg_partner_id.name&gt;">conyuge</text:text-input></text:span><text:span text:style-name="T8"> </text:span>ecuatoriano(s), mayor(es) de edad, domiciliado (s) en la ciudad de<text:span text:style-name="T3"> </text:span><text:span text:style-name="T3"><text:text-input text:description="&lt;o.partner_id.city&gt;">city</text:text-input></text:span><text:span text:style-name="T4">,</text:span><text:span text:style-name="T13"> </text:span><text:span text:style-name="T10"><text:text-input text:description="&lt;o.partner_id.address.street&gt;">calle cliente</text:text-input></text:span><text:span text:style-name="T10"> y </text:span><text:span text:style-name="T10"><text:text-input text:description="&lt;o.partner_id.address.street2&gt;">calle2 cliente</text:text-input></text:span> por sus propios y personales derechos, a quién en adelante se le (s) denominará el (los) “DEUDOR (ES)”; y, por otra aparte el señor <text:span text:style-name="T22"><text:s/></text:span><text:bookmark-start text:name="__DdeLink__2952_687798691"/><text:span text:style-name="T9"><text:text-input text:description="&lt;o.company_id.ceo&gt;">empresario</text:text-input></text:span><text:bookmark-end text:name="__DdeLink__2952_687798691"/>, ecuatoriano, mayor de edad, de estado civil casado, domiciliado en la ciudad de <text:span text:style-name="T3"><text:text-input text:description="&lt;o.company_id.city&gt;">ciudad</text:text-input></text:span>, <text:s/>a quién en adelante se le denominará el “<text:span text:style-name="T3">ACREEDOR</text:span>”. Las partes convienen libre y voluntariamente en celebrar el presente contrato de mutuo o préstamo contenido al tenor de las estipulaciones siguientes.</text:p>
          </table:table-cell>
        </table:table-row>
        <table:table-row>
          <table:table-cell table:style-name="Table39.A1" office:value-type="string">
            <text:p text:style-name="P4">SEGUNDA.- ANTECEDENTES.- el (los) señor (es) <text:span text:style-name="T9"><text:text-input text:description="&lt;o.partner_id.name&gt;">cliente</text:text-input></text:span><text:span text:style-name="T9"> </text:span>y <text:span text:style-name="T9"><text:text-input text:description="&lt;o.cyg_partner_id.name&gt;">conyuge</text:text-input></text:span><text:span text:style-name="T8"> </text:span><text:span text:style-name="T12"><text:s/></text:span>requiere(n) la suma de <text:span text:style-name="T9"><text:text-input text:description="&lt;o.total_pagare&gt;">total pagare</text:text-input></text:span><text:span text:style-name="T12"> </text:span>son <text:span text:style-name="T25"><text:s/></text:span><text:span text:style-name="T21"><text:text-input text:description="&lt;o.total_pagare_texto&gt;">total texto</text:text-input></text:span><text:span text:style-name="T20"> </text:span>DÓLARES DE LOS ESTADOS UNIDOS DE NORTEAMERICA, para la adquisición con financiamiento del vehiculo que en un contrato y en documento suscrito en esta misma fecha por separado se detalla.</text:p>
          </table:table-cell>
        </table:table-row>
        <table:table-row>
          <table:table-cell table:style-name="Table39.A1" office:value-type="string">
            <text:p text:style-name="P4">TERCERA.- OBJETO .- Con estos antecedentes, el acreedor conviene en prestar la suma de: <text:span text:style-name="T25"><text:s/></text:span><text:span text:style-name="T21"><text:text-input text:description="&lt;o.total_pagare_texto&gt;">total texto</text:text-input></text:span><text:span text:style-name="T20"> </text:span>DÓLARES DE LOS ESTADOS UNIDOS DE NORTEAMERICA, Que el (los) deudor (es) declara (n) haberlo recibido a entera satisfacción y en moneda de curso legal es decir Dólares de los Estados Unidos de Norteamerica.</text:p>
          </table:table-cell>
        </table:table-row>
        <table:table-row>
          <table:table-cell table:style-name="Table39.A1" office:value-type="string">
            <text:p text:style-name="P4">CUARTA.- GARANTÍA.- La parte DEUDORA entrega en garantía del pago de la presente obligación <text:span text:style-name="T18"><text:s/></text:span><text:span text:style-name="T9"><text:text-input text:description="&lt;o.financiamiento&gt;">financiamiento</text:text-input></text:span><text:span text:style-name="T12"> <text:s/></text:span><text:span text:style-name="T3">letras</text:span> de cambio por la suma de<text:span text:style-name="T13"> </text:span><text:span text:style-name="T4"><text:text-input text:description="&lt;o.cuota_mes&gt;">cuota_mes</text:text-input></text:span><text:span text:style-name="T12"> <text:s/></text:span>cada una de ellas, a ser canceladas en las fechas constantes en dichos documentos.(A partir del <text:span text:style-name="T3"><text:text-input text:description="&lt;time.strftime('%Y-%m-%d', time.strptime(o.date_order, '%Y-%m-%d %H:%M:%S'))&gt;">fecha de pago</text:text-input></text:span><text:span text:style-name="T12"> </text:span>). <text:span text:style-name="T19">mas los siguientes <text:s/>documentos </text:span></text:p>
          </table:table-cell>
        </table:table-row>
      </table:table>
      <text:p text:style-name="P8"/>
      <text:p text:style-name="P2"><text:text-input text:description="&lt;for each=&quot;lines in o.adicional_ids&quot;&gt;">for adicionales</text:text-input></text:p>
      <text:p text:style-name="P2"><text:span text:style-name="T5">1 </text:span><text:span text:style-name="T7">letra de cambio por la suma de </text:span><text:span text:style-name="T5"><text:s/></text:span><text:span text:style-name="T5"><text:text-input text:description="&lt;lines.valor_interes&gt;">valor_interes</text:text-input></text:span><text:span text:style-name="T5"> </text:span><text:span text:style-name="T7">para el </text:span><text:span text:style-name="T5"><text:s/></text:span><text:span text:style-name="T5"><text:text-input text:description="&lt;lines.date_vencimiento&gt;">date_vencimiento</text:text-input></text:span></text:p>
      <text:p text:style-name="P2"><text:text-input text:description="&lt;/for&gt;">/for</text:text-input></text:p>
      <table:table table:name="Table41" table:style-name="Table41">
        <table:table-column table:style-name="Table41.A"/>
        <table:table-row>
          <table:table-cell table:style-name="Table41.A1" office:value-type="string">
            <text:p text:style-name="P4">QUINTA.- FORMA DE PAGO.- El (los) deudor (es) declara (n) que realizará (n) el pago de la presente deuda adquirida en Dólares de los Estados Unidos de Norteamerica mediante dividendos mensuales anteriormente detallados pago que siempre se efectivizara en divisa extranjera constante en Dólares de los Estados Unidos de Norteamerica; y, en caso de que el país opte por emitir una nueva moneda de carácter nacional que impida o dificulte realizar el pago en Dólares de los Estados Unidos de Norteamerica, los pagos por los dividendos mensuales deberán siempre cubrir el costo de adquisición de la divisa al tipo de cambio máximo fijado a la fecha de cancelación del dividendo mensual. Es decir el pago realizado en moneda nacional en caso de darse la circunstancia del cambio de moneda o convertibilidad cubrirá siempre el tipo de cambio máximo fijado a la fecha del pago, a fin de que el dividendo pagado constante en moneda extranjera llámese a esta divisa Dólares de los Estados Unidos de Norteamerica se encuentre pagado en moneda equivalente nacional o Ecuatoriana.</text:p>
          </table:table-cell>
        </table:table-row>
        <table:table-row>
          <table:table-cell table:style-name="Table41.A1" office:value-type="string">
            <text:p text:style-name="P4">SEXTA.- INTERÉS.- Por la suma de dinero que es materia del presente contrato de mutuo, las partes acuerdan que se <text:s/>cobrará el interés determinado por los contratantes.</text:p>
          </table:table-cell>
        </table:table-row>
        <table:table-row>
          <table:table-cell table:style-name="Table41.A1" office:value-type="string">
            <text:p text:style-name="P4">SÉPTIMA .- GASTOS.- Todos los gastos que demande el presente convenio serán de cuenta exclusiva de la parte DEUDORA.</text:p>
          </table:table-cell>
        </table:table-row>
        <table:table-row>
          <table:table-cell table:style-name="Table41.A1" office:value-type="string">
            <text:p text:style-name="P4">OCTAVA .- DOMICILIO.- Los contratantes renuncian fuero y domicilio y se someten a los jueces competentes de la ciudad de <text:span text:style-name="T24"><text:text-input text:description="&lt;o.company_id.city&gt;">ciudad</text:text-input></text:span><text:span text:style-name="T24">.</text:span> <text:s/></text:p>
            <text:p text:style-name="P4">zPara constancia de lo estipulado, las partes conjuntamente suscriben el presente documento por duplicado junto con el contrato de venta del vehiculo por el cual se otorga el financiamiento así como los documentos de respaldo de las obligaciones contraídas, <text:s/>a día <text:span text:style-name="T3"><text:text-input text:description="&lt;time.strftime('%Y-%m-%d', time.strptime(o.date_order, '%Y-%m-%d %H:%M:%S'))&gt;">date_order</text:text-input></text:span><text:span text:style-name="T3"> <text:s text:c="3"/></text:span></text:p>
          </table:table-cell>
        </table:table-row>
      </table:table>
      <text:p text:style-name="P3"/>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
          </table:table-cell>
          <table:table-cell table:style-name="Table42.B1" office:value-type="string">
            <text:p text:style-name="P1"/>
          </table:table-cell>
          <table:table-cell table:style-name="Table42.A1" office:value-type="string">
            <text:p text:style-name="P1"/>
          </table:table-cell>
          <table:table-cell table:style-name="Table42.B1" office:value-type="string">
            <text:p text:style-name="P1"/>
          </table:table-cell>
        </table:table-row>
        <table:table-row table:style-name="Table42.2">
          <table:table-cell table:style-name="Table42.A1" office:value-type="string">
            <text:p text:style-name="P1"/>
          </table:table-cell>
          <table:table-cell table:style-name="Table42.A1" office:value-type="string">
            <text:p text:style-name="P5"><text:span text:style-name="T9"><text:text-input text:description="&lt;o.partner_id.name&gt;">cliente</text:text-input></text:span></text:p>
            <text:p text:style-name="P4"><text:span text:style-name="T4">C.C</text:span><text:span text:style-name="T13"> </text:span><text:span text:style-name="T8"><text:text-input text:description="&lt;o.partner_id.cedula&gt;">ci cliente</text:text-input></text:span></text:p>
          </table:table-cell>
          <table:table-cell table:style-name="Table42.A1" office:value-type="string">
            <text:p text:style-name="P1"/>
          </table:table-cell>
          <table:table-cell table:style-name="Table42.A1" office:value-type="string">
            <text:p text:style-name="P5"><text:span text:style-name="T9"><text:text-input text:description="&lt;o.cyg_partner_id.name&gt;">conyuge</text:text-input></text:span><text:span text:style-name="T8"> </text:span></text:p>
            <text:p text:style-name="P4"><text:span text:style-name="T4">C.C</text:span><text:span text:style-name="T13"> </text:span><text:span text:style-name="T8"><text:text-input text:description="&lt;o.cyg_partner_id.cedula&gt;">ci conyuge</text:text-input></text:span><text:span text:style-name="T8"> </text:span></text:p>
          </table:table-cell>
        </table:table-row>
        <table:table-row table:style-name="Table42.3">
          <table:table-cell table:style-name="Table42.A1" office:value-type="string">
            <text:p text:style-name="P1"/>
          </table:table-cell>
          <table:table-cell table:style-name="Table42.A1" office:value-type="string">
            <text:p text:style-name="P1"/>
          </table:table-cell>
          <table:table-cell table:style-name="Table42.A1" office:value-type="string">
            <text:p text:style-name="P1"/>
          </table:table-cell>
          <table:table-cell table:style-name="Table42.A1" office:value-type="string">
            <text:p text:style-name="P1"/>
          </table:table-cell>
        </table:table-row>
        <table:table-row table:style-name="Table42.4">
          <table:table-cell table:style-name="Table42.A1" office:value-type="string">
            <text:p text:style-name="P1"/>
          </table:table-cell>
          <table:table-cell table:style-name="Table42.B1" office:value-type="string">
            <text:p text:style-name="P1"/>
          </table:table-cell>
          <table:table-cell table:style-name="Table42.A1" office:value-type="string">
            <text:p text:style-name="P1"/>
          </table:table-cell>
          <table:table-cell table:style-name="Table42.A1" office:value-type="string">
            <text:p text:style-name="P1"/>
          </table:table-cell>
        </table:table-row>
        <table:table-row>
          <table:table-cell table:style-name="Table42.A1" office:value-type="string">
            <text:p text:style-name="P1"/>
          </table:table-cell>
          <table:table-cell table:style-name="Table42.A1" office:value-type="string">
            <text:p text:style-name="P12"><text:span text:style-name="T26"><text:text-input text:description="&lt;o.company_id.ceo&gt;">empresario</text:text-input></text:span></text:p>
            <text:p text:style-name="P6">C.C</text:p>
          </table:table-cell>
          <table:table-cell table:style-name="Table42.A1" office:value-type="string">
            <text:p text:style-name="P1"/>
          </table:table-cell>
          <table:table-cell table:style-name="Table42.A1" office:value-type="string">
            <text:p text:style-name="P1"/>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Helvetica" svg:font-family="Helvetica"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rp_5f_header" style:display-name="terp_header" style:family="paragraph" style:parent-style-name="Heading" style:class="text">
      <style:paragraph-properties fo:text-align="start" style:justify-single-word="false"/>
      <style:text-properties fo:font-size="14.5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top="0cm" fo:margin-bottom="0cm"/>
      <style:text-properties fo:font-size="8pt" fo:font-weight="normal" style:font-size-asian="8pt" style:font-weight-asian="normal" style:font-size-complex="8pt" style:font-weight-complex="normal"/>
    </style:style>
    <style:style style:name="Footnote_20_Symbol" style:display-name="Footnote Symbol" style:family="text"/>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03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IcEmAn </meta:initial-creator>
    <meta:creation-date>2012-06-05T09:56:13</meta:creation-date>
    <dc:creator>Ruth </dc:creator>
    <dc:date>2013-01-12T18:56:36</dc:date>
    <meta:editing-cycles>91</meta:editing-cycles>
    <meta:editing-duration>P1DT6H4M8S</meta:editing-duration>
    <meta:document-statistic meta:table-count="3" meta:image-count="0" meta:object-count="0" meta:page-count="1" meta:paragraph-count="19" meta:word-count="561" meta:character-count="3500" meta:non-whitespace-character-count="2935"/>
    <meta:user-defined meta:name="Info 1">http://localhost:8069</meta:user-defined>
    <meta:user-defined meta:name="Info 2">admin</meta:user-defined>
    <meta:user-defined meta:name="Info 3">538</meta:user-defined>
    <meta:user-defined meta:name="Info 4">tres.cartera</meta:user-defined>
  </office:meta>
</office:document-meta>
</file>